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" draw:text-style-name="P2" draw:layer="layout" svg:width="4.25cm" svg:height="0.679cm" svg:x="8.408cm" svg:y="6.49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25cm" svg:height="1.153cm" svg:x="8.408cm" svg:y="7.1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4.25cm" svg:height="0.679cm" svg:x="8.408cm" svg:y="6.49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" draw:text-style-name="P2" draw:layer="layout" svg:width="4.25cm" svg:height="0.679cm" svg:x="6.489cm" svg:y="10.76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25cm" svg:height="1.153cm" svg:x="6.489cm" svg:y="11.44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4.25cm" svg:height="0.679cm" svg:x="6.489cm" svg:y="10.76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 Recor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8" draw:text-style-name="P2" draw:layer="layout" svg:width="4.25cm" svg:height="0.679cm" svg:x="2.961cm" svg:y="14.26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25cm" svg:height="1.153cm" svg:x="2.961cm" svg:y="14.946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4.25cm" svg:height="0.679cm" svg:x="2.961cm" svg:y="14.26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1" draw:text-style-name="P2" draw:layer="layout" svg:width="4.25cm" svg:height="0.679cm" svg:x="14.487cm" svg:y="9.35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25cm" svg:height="1.153cm" svg:x="14.487cm" svg:y="10.03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4.25cm" svg:height="0.679cm" svg:x="14.487cm" svg:y="9.35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2" draw:id="id1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4" draw:text-style-name="P2" draw:layer="layout" svg:width="4.25cm" svg:height="0.679cm" svg:x="16.722cm" svg:y="15.09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4.25cm" svg:height="1.153cm" svg:x="16.722cm" svg:y="15.7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4.25cm" svg:height="0.679cm" svg:x="16.722cm" svg:y="15.09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Key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7" draw:text-style-name="P2" draw:layer="layout" svg:width="4.25cm" svg:height="0.679cm" svg:x="21.768cm" svg:y="5.97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4.25cm" svg:height="1.153cm" svg:x="21.768cm" svg:y="6.65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draw:layer="layout" svg:width="4.25cm" svg:height="0.679cm" svg:x="21.768cm" svg:y="5.97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0" draw:text-style-name="P2" draw:layer="layout" svg:width="4.25cm" svg:height="0.679cm" svg:x="24.98cm" svg:y="3.56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4.25cm" svg:height="1.153cm" svg:x="24.98cm" svg:y="4.24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" draw:layer="layout" svg:width="4.25cm" svg:height="1.153cm" svg:x="24.98cm" svg:y="3.0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Application 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3" draw:text-style-name="P2" draw:layer="layout" svg:width="4.25cm" svg:height="0.679cm" svg:x="21.393cm" svg:y="0.6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4.25cm" svg:height="1.153cm" svg:x="21.393cm" svg:y="1.30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" draw:layer="layout" svg:width="4.25cm" svg:height="0.679cm" svg:x="21.393cm" svg:y="0.6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8" draw:id="id1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6" draw:text-style-name="P2" draw:layer="layout" svg:width="4.25cm" svg:height="0.679cm" svg:x="21.768cm" svg:y="10.29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4.25cm" svg:height="1.153cm" svg:x="21.768cm" svg:y="10.97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" draw:layer="layout" svg:width="4.25cm" svg:height="0.679cm" svg:x="21.768cm" svg:y="10.29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9" draw:id="id19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9" draw:text-style-name="P2" draw:layer="layout" svg:width="4.25cm" svg:height="0.679cm" svg:x="21.768cm" svg:y="14.03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4.25cm" svg:height="1.153cm" svg:x="21.768cm" svg:y="14.71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" draw:layer="layout" svg:width="4.25cm" svg:height="0.679cm" svg:x="21.768cm" svg:y="14.03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Toke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2" draw:text-style-name="P2" draw:layer="layout" svg:width="4.25cm" svg:height="0.679cm" svg:x="16.454cm" svg:y="4.15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4.25cm" svg:height="1.153cm" svg:x="16.454cm" svg:y="4.83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" draw:layer="layout" svg:width="4.25cm" svg:height="0.679cm" svg:x="16.454cm" svg:y="4.15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5" draw:text-style-name="P2" draw:layer="layout" svg:width="4.25cm" svg:height="0.679cm" svg:x="3.117cm" svg:y="0.44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25cm" svg:height="1.153cm" svg:x="3.117cm" svg:y="1.12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draw:layer="layout" svg:width="4.25cm" svg:height="0.679cm" svg:x="3.117cm" svg:y="0.44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8" draw:text-style-name="P2" draw:layer="layout" svg:width="4.25cm" svg:height="0.679cm" svg:x="12.76cm" svg:y="0.4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4.25cm" svg:height="1.153cm" svg:x="12.76cm" svg:y="1.12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" draw:layer="layout" svg:width="4.25cm" svg:height="0.679cm" svg:x="12.76cm" svg:y="0.4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" draw:id="id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1" draw:text-style-name="P2" draw:layer="layout" svg:width="4.25cm" svg:height="0.679cm" svg:x="7.88cm" svg:y="0.8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4.25cm" svg:height="1.153cm" svg:x="7.88cm" svg:y="1.56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" draw:layer="layout" svg:width="4.25cm" svg:height="1.153cm" svg:x="7.88cm" svg:y="0.41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4" draw:text-style-name="P2" draw:layer="layout" svg:width="4.25cm" svg:height="0.679cm" svg:x="0.64cm" svg:y="6.49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25cm" svg:height="1.153cm" svg:x="0.64cm" svg:y="7.1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4.25cm" svg:height="0.679cm" svg:x="0.64cm" svg:y="6.49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7" draw:text-style-name="P2" draw:layer="layout" svg:width="4.25cm" svg:height="0.679cm" svg:x="0.64cm" svg:y="11.50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25cm" svg:height="1.153cm" svg:x="0.64cm" svg:y="12.18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" draw:layer="layout" svg:width="4.25cm" svg:height="0.679cm" svg:x="0.64cm" svg:y="11.50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Credential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7" draw:id="id1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0" draw:text-style-name="P2" draw:layer="layout" svg:width="4.25cm" svg:height="0.679cm" svg:x="0.382cm" svg:y="17.0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4.25cm" svg:height="1.153cm" svg:x="0.382cm" svg:y="17.75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4.25cm" svg:height="1.153cm" svg:x="0.382cm" svg:y="16.60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SSH Server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3" draw:text-style-name="P2" draw:layer="layout" svg:width="4.25cm" svg:height="0.679cm" svg:x="9.448cm" svg:y="14.44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4" draw:layer="layout" svg:width="4.25cm" svg:height="1.153cm" svg:x="9.448cm" svg:y="15.1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" draw:layer="layout" svg:width="4.25cm" svg:height="0.679cm" svg:x="9.448cm" svg:y="14.44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SSH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6" draw:id="id1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6" draw:text-style-name="P2" draw:layer="layout" svg:width="4.25cm" svg:height="0.679cm" svg:x="9.448cm" svg:y="18.75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4.25cm" svg:height="1.153cm" svg:x="9.448cm" svg:y="19.43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" draw:layer="layout" svg:width="4.25cm" svg:height="1.153cm" svg:x="9.448cm" svg:y="18.28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SSH Server 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9" draw:text-style-name="P5" draw:layer="layout" svg:x1="10.005cm" svg:y1="2.722cm" svg:x2="10.533cm" svg:y2="6.492cm" draw:start-shape="id1" draw:start-glue-point="2" draw:end-shape="id2" draw:end-glue-point="0" svg:d="M10005 2722v1884h528v1886" svg:viewBox="0 0 529 3771">
          <text:p/>
        </draw:connector>
        <draw:connector draw:style-name="gr60" draw:text-style-name="P5" draw:layer="layout" svg:x1="13.61cm" svg:y1="2.282cm" svg:x2="11.808cm" svg:y2="6.492cm" draw:start-shape="id3" draw:start-glue-point="4" draw:end-shape="id2" draw:end-glue-point="13" svg:d="M13610 2282v2104h-1802v2106" svg:viewBox="0 0 1803 4211">
          <text:p/>
        </draw:connector>
        <draw:connector draw:style-name="gr61" draw:text-style-name="P5" draw:layer="layout" svg:x1="6.517cm" svg:y1="2.281cm" svg:x2="9.258cm" svg:y2="6.492cm" draw:start-shape="id4" draw:start-glue-point="7" draw:end-shape="id2" draw:end-glue-point="10" svg:d="M6517 2281v2105h2741v2106" svg:viewBox="0 0 2742 4212">
          <text:p/>
        </draw:connector>
        <draw:frame draw:style-name="gr62" draw:text-style-name="P6" draw:layer="layout" svg:width="1.184cm" svg:height="0.725cm" svg:x="5.154cm" svg:y="3.5cm">
          <draw:text-box>
            <text:p><text:span text:style-name="T2">is-a</text:span></text:p>
          </draw:text-box>
        </draw:frame>
        <draw:frame draw:style-name="gr62" draw:text-style-name="P6" draw:layer="layout" svg:width="1.184cm" svg:height="0.725cm" svg:x="8.828cm" svg:y="3.442cm">
          <draw:text-box>
            <text:p><text:span text:style-name="T2">is-a</text:span></text:p>
          </draw:text-box>
        </draw:frame>
        <draw:frame draw:style-name="gr62" draw:text-style-name="P6" draw:layer="layout" svg:width="1.184cm" svg:height="0.725cm" svg:x="13.591cm" svg:y="3.207cm">
          <draw:text-box>
            <text:p><text:span text:style-name="T2">is-a</text:span></text:p>
          </draw:text-box>
        </draw:frame>
        <draw:frame draw:style-name="gr62" draw:text-style-name="P6" draw:layer="layout" svg:width="1.184cm" svg:height="0.725cm" svg:x="11.768cm" svg:y="5.588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13.591cm" svg:y="2.297cm">
          <draw:text-box>
            <text:p><text:span text:style-name="T2">1</text:span></text:p>
          </draw:text-box>
        </draw:frame>
        <draw:frame draw:style-name="gr62" draw:text-style-name="P6" draw:layer="layout" svg:width="0.991cm" svg:height="0.725cm" svg:x="9.74cm" svg:y="5.736cm">
          <draw:text-box>
            <text:p><text:span text:style-name="T2">1</text:span></text:p>
          </draw:text-box>
        </draw:frame>
        <draw:frame draw:style-name="gr62" draw:text-style-name="P6" draw:layer="layout" svg:width="0.706cm" svg:height="0.725cm" svg:x="9.24cm" svg:y="2.768cm">
          <draw:text-box>
            <text:p><text:span text:style-name="T2">1</text:span></text:p>
          </draw:text-box>
        </draw:frame>
        <draw:frame draw:style-name="gr62" draw:text-style-name="P6" draw:layer="layout" svg:width="1.118cm" svg:height="0.725cm" svg:x="8.504cm" svg:y="5.649cm">
          <draw:text-box>
            <text:p><text:span text:style-name="T2">1</text:span></text:p>
          </draw:text-box>
        </draw:frame>
        <draw:frame draw:style-name="gr62" draw:text-style-name="P6" draw:layer="layout" svg:width="1.294cm" svg:height="0.725cm" svg:x="5.624cm" svg:y="2.356cm">
          <draw:text-box>
            <text:p><text:span text:style-name="T2">1</text:span></text:p>
          </draw:text-box>
        </draw:frame>
        <draw:connector draw:style-name="gr63" draw:text-style-name="P5" draw:layer="layout" svg:x1="8.614cm" svg:y1="12.597cm" svg:x2="7.211cm" svg:y2="14.903cm" draw:start-shape="id5" draw:start-glue-point="2" draw:end-shape="id6" draw:end-glue-point="14" svg:d="M8614 12597v2306h-1403" svg:viewBox="0 0 1404 2307">
          <text:p/>
        </draw:connector>
        <draw:connector draw:style-name="gr64" draw:text-style-name="P5" draw:layer="layout" svg:x1="9.258cm" svg:y1="8.324cm" svg:x2="8.614cm" svg:y2="10.765cm" draw:start-shape="id2" draw:start-glue-point="4" draw:end-shape="id5" draw:end-glue-point="0" svg:d="M9258 8324v1220h-644v1221" svg:viewBox="0 0 645 2442">
          <text:p/>
        </draw:connector>
        <draw:frame draw:style-name="gr65" draw:text-style-name="P6" draw:layer="layout" svg:width="3.843cm" svg:height="0.792cm" svg:x="5.713cm" svg:y="9.439cm">
          <draw:text-box>
            <text:p><text:span text:style-name="T2">described-by</text:span></text:p>
          </draw:text-box>
        </draw:frame>
        <draw:frame draw:style-name="gr62" draw:text-style-name="P6" draw:layer="layout" svg:width="1.184cm" svg:height="0.725cm" svg:x="8.476cm" svg:y="8.354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8.005cm" svg:y="9.97cm">
          <draw:text-box>
            <text:p><text:span text:style-name="T2">1</text:span></text:p>
          </draw:text-box>
        </draw:frame>
        <draw:frame draw:style-name="gr66" draw:text-style-name="P6" draw:layer="layout" svg:width="3.843cm" svg:height="0.853cm" svg:x="5.744cm" svg:y="13.612cm">
          <draw:text-box>
            <text:p><text:span text:style-name="T2">described-by</text:span></text:p>
          </draw:text-box>
        </draw:frame>
        <draw:frame draw:style-name="gr62" draw:text-style-name="P6" draw:layer="layout" svg:width="1.184cm" svg:height="0.725cm" svg:x="7.152cm" svg:y="14.94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8.593cm" svg:y="12.705cm">
          <draw:text-box>
            <text:p><text:span text:style-name="T2">*</text:span></text:p>
          </draw:text-box>
        </draw:frame>
        <draw:frame draw:style-name="gr62" draw:text-style-name="P6" draw:layer="layout" svg:width="1.184cm" svg:height="0.725cm" svg:x="2.595cm" svg:y="8.383cm">
          <draw:text-box>
            <text:p><text:span text:style-name="T2">*</text:span></text:p>
          </draw:text-box>
        </draw:frame>
        <draw:frame draw:style-name="gr62" draw:text-style-name="P6" draw:layer="layout" svg:width="0.785cm" svg:height="0.725cm" svg:x="4.801cm" svg:y="6.326cm">
          <draw:text-box>
            <text:p><text:span text:style-name="T2">1</text:span></text:p>
          </draw:text-box>
        </draw:frame>
        <draw:frame draw:style-name="gr62" draw:text-style-name="P6" draw:layer="layout" svg:width="0.756cm" svg:height="0.725cm" svg:x="7.446cm" svg:y="6.327cm">
          <draw:text-box>
            <text:p><text:span text:style-name="T2">1</text:span></text:p>
          </draw:text-box>
        </draw:frame>
        <draw:connector draw:style-name="gr67" draw:text-style-name="P5" draw:layer="layout" svg:x1="4.89cm" svg:y1="7.128cm" svg:x2="8.408cm" svg:y2="7.128cm" draw:start-shape="id7" draw:start-glue-point="14" draw:end-shape="id2" draw:end-glue-point="15" svg:d="M4890 7128h3518" svg:viewBox="0 0 3519 1">
          <text:p/>
        </draw:connector>
        <draw:frame draw:style-name="gr65" draw:text-style-name="P6" draw:layer="layout" svg:width="3.843cm" svg:height="0.792cm" svg:x="5.039cm" svg:y="7.236cm">
          <draw:text-box>
            <text:p><text:span text:style-name="T2">authenticates</text:span></text:p>
          </draw:text-box>
        </draw:frame>
        <draw:connector draw:style-name="gr68" draw:text-style-name="P5" draw:layer="layout" svg:x1="3.19cm" svg:y1="8.324cm" svg:x2="3.19cm" svg:y2="11.502cm" draw:start-shape="id7" draw:start-glue-point="6" draw:end-shape="id8" draw:end-glue-point="12" svg:d="M3190 8324v3178" svg:viewBox="0 0 1 3179">
          <text:p/>
        </draw:connector>
        <draw:frame draw:style-name="gr62" draw:text-style-name="P6" draw:layer="layout" svg:width="1.184cm" svg:height="0.725cm" svg:x="2.566cm" svg:y="10.708cm">
          <draw:text-box>
            <text:p><text:span text:style-name="T2">1</text:span></text:p>
          </draw:text-box>
        </draw:frame>
        <draw:frame draw:style-name="gr65" draw:text-style-name="P6" draw:layer="layout" svg:width="3.843cm" svg:height="0.792cm" svg:x="0.366cm" svg:y="9.47cm">
          <draw:text-box>
            <text:p><text:span text:style-name="T2">described-by</text:span></text:p>
          </draw:text-box>
        </draw:frame>
        <draw:connector draw:style-name="gr69" draw:text-style-name="P5" draw:layer="layout" svg:x1="12.658cm" svg:y1="7.128cm" svg:x2="16.454cm" svg:y2="4.789cm" draw:start-shape="id2" draw:start-glue-point="14" draw:end-shape="id9" draw:end-glue-point="15" svg:d="M12658 7128h1898v-2339h1898" svg:viewBox="0 0 3797 2340">
          <text:p/>
        </draw:connector>
        <draw:frame draw:style-name="gr70" draw:text-style-name="P6" draw:layer="layout" svg:width="2.779cm" svg:height="0.796cm" svg:x="14.478cm" svg:y="5.997cm">
          <draw:text-box>
            <text:p><text:span text:style-name="T2">receives</text:span></text:p>
          </draw:text-box>
        </draw:frame>
        <draw:frame draw:style-name="gr62" draw:text-style-name="P6" draw:layer="layout" svg:width="1.184cm" svg:height="0.725cm" svg:x="12.65cm" svg:y="6.471cm">
          <draw:text-box>
            <text:p><text:span text:style-name="T2">1</text:span></text:p>
          </draw:text-box>
        </draw:frame>
        <draw:frame draw:style-name="gr62" draw:text-style-name="P6" draw:layer="layout" svg:width="0.785cm" svg:height="0.725cm" svg:x="15.707cm" svg:y="4.149cm">
          <draw:text-box>
            <text:p><text:span text:style-name="T2">1</text:span></text:p>
          </draw:text-box>
        </draw:frame>
        <draw:connector draw:style-name="gr71" draw:text-style-name="P5" draw:layer="layout" svg:x1="10.958cm" svg:y1="8.324cm" svg:x2="11.998cm" svg:y2="14.442cm" draw:start-shape="id2" draw:start-glue-point="6" draw:end-shape="id10" draw:end-glue-point="12" svg:d="M10958 8324v3058h1040v3060" svg:viewBox="0 0 1041 6119">
          <text:p/>
        </draw:connector>
        <draw:frame draw:style-name="gr62" draw:text-style-name="P6" draw:layer="layout" svg:width="1.184cm" svg:height="0.725cm" svg:x="9.858cm" svg:y="8.355cm">
          <draw:text-box>
            <text:p><text:span text:style-name="T2">1..*</text:span></text:p>
          </draw:text-box>
        </draw:frame>
        <draw:frame draw:style-name="gr70" draw:text-style-name="P6" draw:layer="layout" svg:width="2.779cm" svg:height="0.796cm" svg:x="10.098cm" svg:y="12.73cm">
          <draw:text-box>
            <text:p><text:span text:style-name="T2">logs-into</text:span></text:p>
          </draw:text-box>
        </draw:frame>
        <draw:frame draw:style-name="gr62" draw:text-style-name="P6" draw:layer="layout" svg:width="1.184cm" svg:height="0.725cm" svg:x="12.004cm" svg:y="13.648cm">
          <draw:text-box>
            <text:p><text:span text:style-name="T2">1..*</text:span></text:p>
          </draw:text-box>
        </draw:frame>
        <draw:frame draw:style-name="gr72" draw:text-style-name="P6" draw:layer="layout" svg:width="3.071cm" svg:height="1.199cm" svg:x="6.101cm" svg:y="17.521cm">
          <draw:text-box>
            <text:p><text:span text:style-name="T2">describes</text:span></text:p>
          </draw:text-box>
        </draw:frame>
        <draw:frame draw:style-name="gr62" draw:text-style-name="P6" draw:layer="layout" svg:width="1.184cm" svg:height="0.725cm" svg:x="8.541cm" svg:y="19.115cm">
          <draw:text-box>
            <text:p><text:span text:style-name="T2">*</text:span></text:p>
          </draw:text-box>
        </draw:frame>
        <draw:frame draw:style-name="gr62" draw:text-style-name="P6" draw:layer="layout" svg:width="1.184cm" svg:height="0.725cm" svg:x="9.238cm" svg:y="16.235cm">
          <draw:text-box>
            <text:p><text:span text:style-name="T2">1</text:span></text:p>
          </draw:text-box>
        </draw:frame>
        <draw:connector draw:style-name="gr73" draw:text-style-name="P5" draw:layer="layout" svg:x1="11.808cm" svg:y1="8.324cm" svg:x2="14.487cm" svg:y2="10.531cm" draw:start-shape="id2" draw:start-glue-point="7" draw:end-shape="id11" draw:end-glue-point="9" svg:d="M11808 8324v2207h2679" svg:viewBox="0 0 2680 2208">
          <text:p/>
        </draw:connector>
        <draw:frame draw:style-name="gr74" draw:text-style-name="P6" draw:layer="layout" svg:width="3.425cm" svg:height="0.765cm" svg:x="11.833cm" svg:y="9.113cm">
          <draw:text-box>
            <text:p><text:span text:style-name="T2">identified-by</text:span></text:p>
          </draw:text-box>
        </draw:frame>
        <draw:frame draw:style-name="gr62" draw:text-style-name="P6" draw:layer="layout" svg:width="1.184cm" svg:height="0.725cm" svg:x="11.797cm" svg:y="8.295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13.738cm" svg:y="9.824cm">
          <draw:text-box>
            <text:p><text:span text:style-name="T2">1</text:span></text:p>
          </draw:text-box>
        </draw:frame>
        <draw:connector draw:style-name="gr75" draw:text-style-name="P5" draw:layer="layout" svg:x1="17.037cm" svg:y1="11.186cm" svg:x2="18.847cm" svg:y2="15.091cm" draw:start-shape="id11" draw:start-glue-point="6" draw:end-shape="id12" draw:end-glue-point="0" svg:d="M17037 11186v1952h1810v1953" svg:viewBox="0 0 1811 3906">
          <text:p/>
        </draw:connector>
        <draw:frame draw:style-name="gr62" draw:text-style-name="P6" draw:layer="layout" svg:width="1.184cm" svg:height="0.725cm" svg:x="18.089cm" svg:y="13.617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17cm" svg:y="11.177cm">
          <draw:text-box>
            <text:p><text:span text:style-name="T2">*</text:span></text:p>
          </draw:text-box>
        </draw:frame>
        <draw:connector draw:style-name="gr76" draw:text-style-name="P5" draw:layer="layout" svg:x1="15.337cm" svg:y1="11.186cm" svg:x2="13.698cm" svg:y2="15.078cm" draw:start-shape="id11" draw:start-glue-point="4" draw:end-shape="id10" draw:end-glue-point="14" svg:d="M15337 11186v3892h-1639" svg:viewBox="0 0 1640 3893">
          <text:p/>
        </draw:connector>
        <draw:frame draw:style-name="gr62" draw:text-style-name="P6" draw:layer="layout" svg:width="1.184cm" svg:height="0.725cm" svg:x="14.442cm" svg:y="11.236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13.621cm" svg:y="14.414cm">
          <draw:text-box>
            <text:p><text:span text:style-name="T2">1..*</text:span></text:p>
          </draw:text-box>
        </draw:frame>
        <draw:frame draw:style-name="gr74" draw:text-style-name="P6" draw:layer="layout" svg:width="3.425cm" svg:height="1.199cm" svg:x="12.274cm" svg:y="12.054cm">
          <draw:text-box>
            <text:p><text:span text:style-name="T2">identifies-user-to</text:span></text:p>
          </draw:text-box>
        </draw:frame>
        <draw:connector draw:style-name="gr77" draw:text-style-name="P5" draw:layer="layout" svg:x1="24.98cm" svg:y1="3.726cm" svg:x2="23.475cm" svg:y2="5.978cm" draw:start-shape="id13" draw:start-glue-point="15" svg:d="M24980 3726h-1016v2252h-489" svg:viewBox="0 0 1506 2253">
          <text:p/>
        </draw:connector>
        <draw:connector draw:style-name="gr78" draw:text-style-name="P5" draw:layer="layout" svg:x1="12.658cm" svg:y1="7.669cm" svg:x2="21.768cm" svg:y2="7.155cm" draw:start-shape="id2" draw:start-glue-point="8" draw:end-shape="id14" draw:end-glue-point="9" svg:d="M12658 7669h4555v-514h4555" svg:viewBox="0 0 9111 515">
          <text:p/>
        </draw:connector>
        <draw:frame draw:style-name="gr70" draw:text-style-name="P6" draw:layer="layout" svg:width="1.896cm" svg:height="0.796cm" svg:x="17.389cm" svg:y="7.232cm">
          <draw:text-box>
            <text:p><text:span text:style-name="T2">adds</text:span></text:p>
          </draw:text-box>
        </draw:frame>
        <draw:frame draw:style-name="gr62" draw:text-style-name="P6" draw:layer="layout" svg:width="0.785cm" svg:height="0.725cm" svg:x="21cm" svg:y="6.502cm">
          <draw:text-box>
            <text:p><text:span text:style-name="T2">*</text:span></text:p>
          </draw:text-box>
        </draw:frame>
        <draw:frame draw:style-name="gr62" draw:text-style-name="P6" draw:layer="layout" svg:width="0.785cm" svg:height="0.725cm" svg:x="12.622cm" svg:y="7.708cm">
          <draw:text-box>
            <text:p><text:span text:style-name="T2">*</text:span></text:p>
          </draw:text-box>
        </draw:frame>
        <draw:frame draw:style-name="gr70" draw:text-style-name="P6" draw:layer="layout" svg:width="2.779cm" svg:height="0.796cm" svg:x="21.682cm" svg:y="3.556cm">
          <draw:text-box>
            <text:p><text:span text:style-name="T2">describes</text:span></text:p>
          </draw:text-box>
        </draw:frame>
        <draw:connector draw:style-name="gr79" draw:text-style-name="P5" draw:layer="layout" svg:x1="25.643cm" svg:y1="1.802cm" svg:x2="27.105cm" svg:y2="3.09cm" draw:start-shape="id15" draw:start-glue-point="8" draw:end-shape="id13" draw:end-glue-point="0" svg:d="M25643 1802h1462v1288" svg:viewBox="0 0 1463 1289">
          <text:p/>
        </draw:connector>
        <draw:frame draw:style-name="gr70" draw:text-style-name="P6" draw:layer="layout" svg:width="2.779cm" svg:height="0.796cm" svg:x="26.211cm" svg:y="1cm">
          <draw:text-box>
            <text:p><text:span text:style-name="T2">describes</text:span></text:p>
          </draw:text-box>
        </draw:frame>
        <draw:frame draw:style-name="gr62" draw:text-style-name="P6" draw:layer="layout" svg:width="0.785cm" svg:height="0.725cm" svg:x="27.116cm" svg:y="2.328cm">
          <draw:text-box>
            <text:p><text:span text:style-name="T2">*</text:span></text:p>
          </draw:text-box>
        </draw:frame>
        <draw:frame draw:style-name="gr62" draw:text-style-name="P6" draw:layer="layout" svg:width="1.184cm" svg:height="0.725cm" svg:x="25.615cm" svg:y="1.769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24.322cm" svg:y="3.003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23.998cm" svg:y="5.207cm">
          <draw:text-box>
            <text:p><text:span text:style-name="T2">1</text:span></text:p>
          </draw:text-box>
        </draw:frame>
        <draw:connector draw:style-name="gr80" draw:text-style-name="P5" draw:layer="layout" svg:x1="10.298cm" svg:y1="16.274cm" svg:x2="10.298cm" svg:y2="18.281cm" draw:start-shape="id10" draw:start-glue-point="4" draw:end-shape="id16" draw:end-glue-point="10" svg:d="M10298 16274v2007" svg:viewBox="0 0 1 2008">
          <text:p/>
        </draw:connector>
        <draw:connector draw:style-name="gr81" draw:text-style-name="P5" draw:layer="layout" svg:x1="4.632cm" svg:y1="18.257cm" svg:x2="9.448cm" svg:y2="19.932cm" draw:start-shape="id17" draw:start-glue-point="8" draw:end-shape="id16" draw:end-glue-point="9" svg:d="M4632 18257h2408v1675h2408" svg:viewBox="0 0 4817 1676">
          <text:p/>
        </draw:connector>
        <draw:frame draw:style-name="gr62" draw:text-style-name="P6" draw:layer="layout" svg:width="1.184cm" svg:height="0.725cm" svg:x="4.623cm" svg:y="17.353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9.208cm" svg:y="17.589cm">
          <draw:text-box>
            <text:p><text:span text:style-name="T2">1</text:span></text:p>
          </draw:text-box>
        </draw:frame>
        <draw:frame draw:style-name="gr72" draw:text-style-name="P6" draw:layer="layout" svg:width="3.071cm" svg:height="1.199cm" svg:x="10.247cm" svg:y="16.699cm">
          <draw:text-box>
            <text:p><text:span text:style-name="T2">described-by</text:span></text:p>
          </draw:text-box>
        </draw:frame>
        <draw:connector draw:style-name="gr82" draw:text-style-name="P5" draw:layer="layout" svg:x1="23.893cm" svg:y1="7.81cm" svg:x2="23.893cm" svg:y2="10.299cm" draw:start-shape="id14" draw:start-glue-point="2" draw:end-shape="id18" draw:end-glue-point="0" svg:d="M23893 7810v2489" svg:viewBox="0 0 1 2490">
          <text:p/>
        </draw:connector>
        <draw:connector draw:style-name="gr83" draw:text-style-name="P5" draw:layer="layout" svg:x1="23.893cm" svg:y1="12.131cm" svg:x2="23.893cm" svg:y2="14.033cm" draw:start-shape="id18" draw:start-glue-point="2" draw:end-shape="id19" draw:end-glue-point="0" svg:d="M23893 12131v1902" svg:viewBox="0 0 1 1903">
          <text:p/>
        </draw:connector>
        <draw:frame draw:style-name="gr62" draw:text-style-name="P6" draw:layer="layout" svg:width="1.184cm" svg:height="0.725cm" svg:x="23.823cm" svg:y="7.914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23.852cm" svg:y="9.501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23.852cm" svg:y="13.352cm">
          <draw:text-box>
            <text:p><text:span text:style-name="T2">1</text:span></text:p>
          </draw:text-box>
        </draw:frame>
        <draw:frame draw:style-name="gr62" draw:text-style-name="P6" draw:layer="layout" svg:width="1.184cm" svg:height="0.725cm" svg:x="23.881cm" svg:y="12.177cm">
          <draw:text-box>
            <text:p><text:span text:style-name="T2">*</text:span></text:p>
          </draw:text-box>
        </draw:frame>
        <draw:frame draw:style-name="gr66" draw:text-style-name="P6" draw:layer="layout" svg:width="3.843cm" svg:height="0.853cm" svg:x="17.005cm" svg:y="12.231cm">
          <draw:text-box>
            <text:p><text:span text:style-name="T2">described-by</text:span></text:p>
          </draw:text-box>
        </draw:frame>
        <draw:frame draw:style-name="gr66" draw:text-style-name="P6" draw:layer="layout" svg:width="3.843cm" svg:height="0.853cm" svg:x="23.973cm" svg:y="12.673cm">
          <draw:text-box>
            <text:p><text:span text:style-name="T2">described-by</text:span></text:p>
          </draw:text-box>
        </draw:frame>
        <draw:frame draw:style-name="gr66" draw:text-style-name="P6" draw:layer="layout" svg:width="3.843cm" svg:height="0.853cm" svg:x="23.886cm" svg:y="8.735cm">
          <draw:text-box>
            <text:p><text:span text:style-name="T2">request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7:12:10.775372233</meta:creation-date>
    <dc:date>2024-04-18T17:59:33.985516694</dc:date>
    <meta:editing-duration>PT36M12S</meta:editing-duration>
    <meta:editing-cycles>24</meta:editing-cycles>
    <meta:generator>LibreOffice/24.2.0.3$Linux_X86_64 LibreOffice_project/420$Build-3</meta:generator>
    <meta:document-statistic meta:object-count="152"/>
  </office:meta>
</office:document-meta>
</file>